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2-09-26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2-08-22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2-07-28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2-06-02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2-05-11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2-04-14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2-03-1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2-02-0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2-01-24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12-0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11-10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10-27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09-22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07-20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06-10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05-19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04-15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03-17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1-01-22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12-0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11-30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10-16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09-22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08-18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07-2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06-29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05-1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04-2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03-13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02-18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20-01-29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12-1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10-2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9-26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8-14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7-2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7-02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6-28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5-3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4-30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3-28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2-05 1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9-01-1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12-1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11-21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10-04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09-13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08-03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07-12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06-2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05-16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03-1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02-28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8-01-2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7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7-05-30 1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7-05-0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7-03-28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7-02-24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7-01-10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12-07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11-21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09-26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08-2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07-19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06-0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05-0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04-1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03-22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02-08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6-01-12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12-02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11-0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10-14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09-01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08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07-14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06-16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05-07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04-23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03-0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5-01-05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4-12-15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4-11-14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4-10-29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4-09-03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4-08-0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4-04-2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4-01-2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3-12-12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3-11-25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3-09-16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3-08-20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3-07-0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3-06-17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3-05-24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3-04-3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11-27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10-3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09-2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08-1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07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06-14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05-30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04-27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03-1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02-28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2-01-2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1-12-29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1-11-29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1-10-31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1-09-23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1-08-10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1-06-2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1-05-05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0-12-27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0-10-28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0-09-21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0-08-11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0-05-25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10-01-27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9-12-21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9-11-2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9-10-27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9-09-15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9-08-20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9-07-29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9-03-24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9-02-26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9-01-28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8-12-11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8-10-2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8-09-02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8-07-2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8-05-16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8-04-1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8-03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8-02-13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8-01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11-14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10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09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08-10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07-1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06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05-15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04-0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03-14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02-2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7-01-04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12-14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11-20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10-1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09-12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08-01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07-1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06-2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05-0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04-2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03-07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02-1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6-01-1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12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11-04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10-1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09-0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08-08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07-06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06-22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05-0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04-21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03-04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02-2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5-01-0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12-09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11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10-1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09-03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08-2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07-21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06-28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05-24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04-2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03-03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02-09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4-01-07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12-09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11-13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10-1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09-05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08-01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07-23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06-13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05-01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04-21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02-20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3-01-30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2-12-11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2-10-2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2-08-26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2-06-20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2-04-1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2-02-14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1-12-1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1-10-1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1-08-24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1-06-27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1-04-19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1-02-1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12-18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11-06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10-06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08-11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06-16 1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05-15 1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04-17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03-17 1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02-11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2000-01-21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12-17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11-18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10-18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9-17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9-15 1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8-12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7-12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6-11 1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5-11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4-15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3-11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2-10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9-01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8-11-1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8-10-14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8-02-19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7-10-29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7-07-0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7-05-02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7-03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0-04-10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90-03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9-12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9-09-24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9-06-20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9-03-09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8-12-05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8-10-0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7-11-12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7-07-22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7-05-2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7-04-1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7-01-2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11066022500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1" meta:object-count="0"/>
    <meta:user-defined meta:name="AppVersion">3.0</meta:user-defined>
  </office:meta>
</office:document-meta>
</file>